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353cm" fo:line-height="115%"/>
      <style:text-properties fo:font-size="11pt" fo:language="none" fo:country="none" style:font-size-asian="11pt" style:font-size-complex="11pt"/>
    </style:style>
    <style:style style:name="P2" style:family="paragraph" style:parent-style-name="Standard" style:list-style-name="" style:master-page-name="Standard">
      <style:paragraph-properties fo:margin-top="0cm" fo:margin-bottom="0.353cm" fo:line-height="115%" style:page-number="auto"/>
      <style:text-properties fo:font-size="11pt" fo:language="none" fo:country="none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>Sprint nª0</text:p>
      <text:p text:style-name="P1">Foi feito o briefing e defenição, fomos á procura de ideias para o site Ex:logotipo e estética do website, assim como recursos para os manter, assim como a parte inicial da programação da aplicação e do seu site. Também foi feito o UML por parte do BackEnd developer por fim o relatorio e reunião</text:p>
      <text:p text:style-name="P1"/>
      <text:p text:style-name="P1">Sprint Backlog</text:p>
      <text:p text:style-name="P1">O mais importante foi a programação do website e aplicação, seguido pelo UML, que nos ajudou a organizar as ideias, e por fim, o design do website , que podia ser apenas decidido mais á frente, por isso é que sofreu alterações ao longo do seu desenolvimento.</text:p>
      <text:p text:style-name="P1"/>
      <text:p text:style-name="P1">Sprint Planning</text:p>
      <text:p text:style-name="P1">O plano foi criar um website com personalidade e convidativo para os futuros clientes,</text:p>
      <text:p text:style-name="P1">foi decidido também o logotipo da futura empresa baseado no seu tema, com a ajuda da reunião semanal do nosso grupo, definindo varias metas a realizar no futuro e achamos que com trabalho arduo conseguimos chegar lá.</text:p>
      <text:p text:style-name="P1"/>
      <text:p text:style-name="P1">Daily Scrum Meeting</text:p>
      <text:p text:style-name="P1"/>
      <text:p text:style-name="P1">Reunimos a equipa dia 30 de outubro para um meeting, com o objetivo de definir os papeis de cada membro da equipa, e ajustar pequenos problemas</text:p>
      <text:p text:style-name="P1"/>
      <text:p text:style-name="P1"/>
      <text:p text:style-name="P1">Sprint Review</text:p>
      <text:p text:style-name="P1">Apartir do respectivo sprint, e tambem visto pelo PO do projeto, conseguindo assim o bom feedback para orientar o seguimento do trabalho.</text:p>
      <text:p text:style-name="P1"/>
      <text:p text:style-name="P1"/>
      <text:p text:style-name="P1"><text:soft-page-break/>Sprint Retrospective</text:p>
      <text:p text:style-name="P1"/>
      <text:p text:style-name="P1">Em geral correu tudo bem, houve uma mudança em termos da estética do site que achamos mais adequada, apesar dessa decisão,foi executada perfeitamente o primeiro sprint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font-size-asian="12pt" style:language-asian="pt" style:country-asian="PT" style:font-size-complex="12pt" style:language-complex="pt" style:country-complex="PT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Calibri" fo:font-size="12pt" fo:language="pt" fo:country="PT" style:font-name-asian="Calibri" style:font-size-asian="12pt" style:language-asian="pt" style:country-asian="PT" style:font-name-complex="Calibri" style:font-size-complex="12pt" style:language-complex="pt" style:country-complex="P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12-04T11:12:27.02</dc:date>
    <meta:generator>OpenOffice/4.1.15$Win32 OpenOffice.org_project/4115m2$Build-9813</meta:generator>
    <meta:document-statistic meta:table-count="0" meta:image-count="0" meta:object-count="0" meta:page-count="2" meta:paragraph-count="13" meta:word-count="239" meta:character-count="1395"/>
    <meta:editing-duration>PT1H40M26S</meta:editing-duration>
    <meta:editing-cycles>1</meta:editing-cycles>
  </office:meta>
</office:document-meta>
</file>